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fo:text-align="justify" style:justify-single-word="false" style:page-number="auto"/>
      <style:text-properties fo:font-size="18pt" fo:font-weight="bold" style:font-size-asian="18pt" style:language-asian="en" style:country-asian="AU" style:font-weight-asian="bold" style:font-size-complex="18pt"/>
    </style:style>
    <style:style style:name="P2" style:family="paragraph" style:parent-style-name="Standard">
      <style:paragraph-properties fo:text-align="justify" style:justify-single-word="false"/>
      <style:text-properties fo:font-size="12pt" style:font-size-asian="12pt" style:language-asian="en" style:country-asian="AU" style:font-size-complex="12pt"/>
    </style:style>
    <style:style style:name="P3" style:family="paragraph" style:parent-style-name="Standard">
      <style:paragraph-properties fo:text-align="justify" style:justify-single-word="false"/>
      <style:text-properties fo:font-size="12pt" style:font-size-asian="12pt" style:language-asian="en" style:country-asian="AU" style:font-size-complex="12pt"/>
    </style:style>
    <style:style style:name="P4" style:family="paragraph" style:parent-style-name="Standard">
      <style:paragraph-properties fo:text-align="justify" style:justify-single-word="false"/>
      <style:text-properties fo:font-size="12pt" fo:font-weight="bold" style:font-size-asian="12pt" style:language-asian="en" style:country-asian="AU" style:font-weight-asian="bold" style:font-size-complex="12pt"/>
    </style:style>
    <style:style style:name="P5" style:family="paragraph" style:parent-style-name="Standard">
      <style:paragraph-properties fo:text-align="justify" style:justify-single-word="false"/>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fo:font-weight="bold" style:font-size-asian="12pt" style:font-weight-asian="bold" style:font-size-complex="12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18pt" fo:font-weight="bold" style:font-size-asian="18pt" style:language-asian="en" style:country-asian="AU" style:font-weight-asian="bold" style:font-size-complex="18pt"/>
    </style:style>
    <style:style style:name="P9" style:family="paragraph" style:parent-style-name="Standard" style:master-page-name="Standard">
      <style:paragraph-properties fo:text-align="justify" style:justify-single-word="false" style:page-number="auto"/>
      <style:text-properties fo:font-size="18pt" fo:font-weight="bold" style:font-size-asian="18pt" style:language-asian="en" style:country-asian="AU" style:font-weight-asian="bold" style:font-size-complex="18pt"/>
    </style:style>
    <style:style style:name="P10" style:family="paragraph" style:parent-style-name="Standard" style:master-page-name="Standard">
      <style:paragraph-properties fo:text-align="justify" style:justify-single-word="false" style:page-number="auto"/>
    </style:style>
    <style:style style:name="P11" style:family="paragraph" style:parent-style-name="Standard">
      <style:paragraph-properties fo:text-align="justify" style:justify-single-word="false"/>
      <style:text-properties fo:font-size="12pt" fo:language="en" fo:country="US" style:font-size-asian="12pt" style:font-size-complex="12pt"/>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2">
      <style:paragraph-properties fo:text-align="start" style:justify-single-word="false"/>
    </style:style>
    <style:style style:name="T1" style:family="text">
      <style:text-properties fo:font-size="18pt" fo:font-weight="bold" style:font-size-asian="18pt" style:language-asian="en" style:country-asian="AU" style:font-weight-asian="bold" style:font-size-complex="18pt"/>
    </style:style>
    <style:style style:name="T2" style:family="text">
      <style:text-properties fo:font-size="12pt"/>
    </style:style>
    <style:style style:name="T3" style:family="text">
      <style:text-properties fo:font-size="12pt" fo:language="en" fo:country="US" fo:font-weight="bold" style:font-size-asian="12pt" style:font-weight-asian="bold" style:font-size-complex="12pt"/>
    </style:style>
    <style:style style:name="T4" style:family="text">
      <style:text-properties fo:font-size="12pt" fo:language="en" fo:country="US" style:font-size-asian="12pt" style:font-size-complex="12pt"/>
    </style:style>
    <style:style style:name="T5" style:family="text">
      <style:text-properties fo:language="en" fo:country="US"/>
    </style:style>
    <style:style style:name="T6" style:family="text">
      <style:text-properties style:font-size-asian="12pt"/>
    </style:style>
    <style:style style:name="T7" style:family="text">
      <style:text-properties style:font-size-complex="12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tracked-changes text:track-changes="false">
        <text:changed-region text:id="ct27012368">
          <text:insertion>
            <office:change-info>
              <dc:creator>Unknown Author</dc:creator>
              <dc:date>2010-09-28T12:56:00</dc:date>
            </office:change-info>
          </text:insertion>
        </text:changed-region>
        <text:changed-region text:id="ct27013920">
          <text:insertion>
            <office:change-info>
              <dc:creator>Unknown Author</dc:creator>
              <dc:date>2010-09-28T13:06:00</dc:date>
            </office:change-info>
          </text:insertion>
        </text:changed-region>
        <text:changed-region text:id="ct27014368">
          <text:deletion>
            <office:change-info>
              <dc:creator>Unknown Author</dc:creator>
              <dc:date>2010-09-28T12:56:00</dc:date>
            </office:change-info>
            <text:p text:style-name="P1">Horst Punzmann</text:p>
          </text:deletion>
        </text:changed-region>
        <text:changed-region text:id="ct27010480">
          <text:deletion>
            <office:change-info>
              <dc:creator>Unknown Author</dc:creator>
              <dc:date>2010-09-28T13:08:00</dc:date>
            </office:change-info>
            <text:p text:style-name="P2">hav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Reference for Dr </text:span><text:change-start text:change-id="ct27012368"/><text:span text:style-name="T1">John Jakeman</text:span><text:change-end text:change-id="ct27012368"/><text:change-start text:change-id="ct27013920"/><text:span text:style-name="T1"> </text:span><text:change-end text:change-id="ct27013920"/><text:change text:change-id="ct27014368"/><text:span text:style-name="T1"><text:s/>by Dr Ole Nielsen</text:span></text:p>
      <text:p text:style-name="P8"/>
      <text:p text:style-name="P4">My background</text:p>
      <text:p text:style-name="P2">I am currently posted to Jakarta with the Australian Government as specialist in computational science and modelling of natural disasters. From 2003 to 2009 I <text:change text:change-id="ct27010480"/>led a hydrodynamic tsunami impact modelling project at Geoscience Australia and was the principal developer of the ANUGA model. Prior to that I was a Research Fellow at the Department of Mathematics, ANU, where I researched non-parametric regression in very high dimensions for use in enterprise data mining.</text:p>
      <text:p text:style-name="P2"/>
      <text:p text:style-name="P7"><text:span text:style-name="T3">Duration</text:span><text:span text:style-name="T3"> of acquaintance</text:span></text:p>
      <text:p text:style-name="P5">I first met John while he did his honor's thesis at the ANU around 2005 where he worked with shallow water wave theory and used the ANUGA model for numerical studies. Since then he and I have regularly worked together in the further development, validation, use and publications of the ANUGA hydro dynamic model. </text:p>
      <text:p text:style-name="P5"/>
      <text:p text:style-name="P6">Personal comments</text:p>
      <text:p text:style-name="P5">John is an extremely capable scientist and at the same time generous with his skills and willing to contribute to team efforts. <text:s/>His ability to apply his scientific mind to practical problems and his genuine care about good outcomes always ensures that whatever John puts his mind to will be of the highest caliber whether it is a body of scientific work, a publication or a novel solution to a software engineering problem. </text:p>
      <text:p text:style-name="P5"/>
      <text:p text:style-name="P6">Professional comments</text:p>
      <text:p text:style-name="P5">I have worked with John regularly over the years in various aspects of hydrodynamic modeling. His contributions have been diverse and always of the highest quality. Examples are</text:p>
      <text:list xml:id="list516778801" text:style-name="L2">
        <text:list-item>
          <text:p text:style-name="P12"><text:span text:style-name="T4">Development of a well-balanced finite volume scheme for solving the shallow-water wave equations.</text:span></text:p>
        </text:list-item>
        <text:list-item>
          <text:p text:style-name="P13"><text:span text:style-name="T4">An internal investigation of the effect of the Great Barrier Reef on potential tsunami Risk on the coastal communities of North-East Queensland.</text:span></text:p>
        </text:list-item>
        <text:list-item>
          <text:p text:style-name="P13"><text:span text:style-name="T4">Fostering connections and collaboration between Geoscience Australia and other members of the tsunami modelling community.</text:span></text:p>
        </text:list-item>
        <text:list-item>
          <text:p text:style-name="P13"><text:span text:style-name="T4">Development of model coupling boundary conditions for ANUGA that allows it to use deep water tsunami propagation results from the URS tsunami model as input for inundation simulations. This methodology has been thoroughly tested and underpins all tsunami impact modelling work undertaken at Geoscience Australia.</text:span></text:p>
        </text:list-item>
        <text:list-item>
          <text:p text:style-name="P13"><text:span text:style-name="T4">Validation and verification of ANUGA against the tsunami inundation at Patong beach during the 2004 tsunami. This was a multi year project that required a wide range of skills, methodology development and hard to obtain elevation data. </text:span></text:p>
        </text:list-item>
        <text:list-item>
          <text:p text:style-name="P13"><text:span text:style-name="T4">Publications of results in peer reviewed journals with John as the lead author.</text:span></text:p>
          <text:p text:style-name="P13"><text:span text:style-name="T4"/></text:p>
        </text:list-item>
      </text:list>
      <text:p text:style-name="P5">John has undertaken the vast majority of the aforementioned work whilst continuing his Ph.D. research into methods for quantifying uncertainty in high-dimensional functions.</text:p>
      <text:p text:style-name="P5"/>
      <text:p text:style-name="P6">Recommendation</text:p>
      <text:p text:style-name="P5">John is committed and capable of producing innovative scientific and technical outputs of the highest quality. Combined with his easy going and collaborative personality this makes him the ideal colleague in almost any context. John has my unreserved support for the position at Purdue.</text:p>
      <text:p text:style-name="P5"/>
      <text:p text:style-name="P5">Feel free to contact me if you have any questions</text:p>
      <text:p text:style-name="P5"/>
      <text:p text:style-name="P5">Yours sincerely</text:p>
      <text:p text:style-name="P5"/>
      <text:p text:style-name="P5"/>
      <text:p text:style-name="P5">Dr Ole Nielsen,</text:p>
      <text:p text:style-name="P5">Australia-Indonesia Facility for Disaster Reduction (AusAID)</text:p>
      <text:p text:style-name="P5">Menara Thamrin Suite 1505</text:p>
      <text:p text:style-name="P5">Jl M.H.Thamrin Kav 3,</text:p>
      <text:p text:style-name="P5">Jakarta Pusat 10250</text:p>
      <text:p text:style-name="P5">Indonesia</text:p>
      <text:p text:style-name="P5"/>
      <text:p text:style-name="P7"><text:a xlink:type="simple" xlink:href="mailto:Ole.Nielsen@ga.gov.au"><text:span text:style-name="Internet_20_link"><text:span text:style-name="T4">Ole.Nielsen@aifdr.org</text:span></text:span></text:a></text:p>
      <text:p text:style-name="P5">+62 811 820 46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AU"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0181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nielsen ole</meta:initial-creator>
    <meta:creation-date>2008-11-25T10:08:00</meta:creation-date>
    <dc:date>2010-10-07T07:38:57</dc:date>
    <meta:editing-cycles>20</meta:editing-cycles>
    <meta:editing-duration>PT02H25M10S</meta:editing-duration>
    <meta:document-statistic meta:table-count="0" meta:image-count="0" meta:object-count="0" meta:page-count="1" meta:paragraph-count="30" meta:word-count="506" meta:character-count="3243"/>
    <meta:user-defined meta:name="Info 1"/>
    <meta:user-defined meta:name="Info 2"/>
    <meta:user-defined meta:name="Info 3"/>
    <meta:user-defined meta:name="Info 4"/>
  </office:meta>
</office:document-meta>
</file>